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number-columns-repeated="6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Give you confidence levels of the following statements below: [I can transfer files to/from Bianca using rsync]</text:p>
          </table:table-cell>
          <table:table-cell table:style-name="ce5" office:value-type="string" calcext:value-type="string">
            <text:p>Give you confidence levels of the following statements below: [I can see the CPU and memory usage of jobs]</text:p>
          </table:table-cell>
          <table:table-cell table:style-name="ce5" office:value-type="string" calcext:value-type="string">
            <text:p>Give you confidence levels of the following statements below: [I understand how to set up jobs efficiently]</text:p>
          </table:table-cell>
          <table:table-cell table:style-name="ce5" office:value-type="string" calcext:value-type="string">
            <text:p>Give you confidence levels of the following statements below: [I can schedule a simple workflow of jobs that depend on each other using Slurm]</text:p>
          </table:table-cell>
          <table:table-cell table:style-name="ce5" office:value-type="string" calcext:value-type="string">
            <text:p>Give you confidence levels of the following statements below: [I can schedule a simple workflow of jobs that depend on each other using Nextflow]</text:p>
          </table:table-cell>
          <table:table-cell table:style-name="ce5" office:value-type="string" calcext:value-type="string">
            <text:p>Give you confidence levels of the following statements below: [I can run replicate jobs using Slurm job arrays]</text:p>
          </table:table-cell>
          <table:table-cell table:style-name="ce5" office:value-type="string" calcext:value-type="string">
            <text:p>Give you confidence levels of the following statements below: [I understand how to install software myself]</text:p>
          </table:table-cell>
          <table:table-cell table:style-name="ce5" office:value-type="string" calcext:value-type="string">
            <text:p>Give you confidence levels of the following statements below: [I understand how to use packages and libraries for scripts]</text:p>
          </table:table-cell>
          <table:table-cell table:style-name="ce5" office:value-type="string" calcext:value-type="string">
            <text:p>Give you confidence levels of the following statements below: [I understand what containers are]</text:p>
          </table:table-cell>
          <table:table-cell table:style-name="ce5" office:value-type="string" calcext:value-type="string">
            <text:p>Give you confidence levels of the following statements below: [I understand how to build from source]</text:p>
          </table:table-cell>
          <table:table-cell table:style-name="ce5" office:value-type="string" calcext:value-type="string">
            <text:p>Give you confidence levels of the following statements below: [I can can run the voted-for IDE on Bianca]</text:p>
          </table:table-cell>
          <table:table-cell table:style-name="ce5" office:value-type="string" calcext:value-type="string">
            <text:p>Give you confidence levels of the following statements below: [I understand how to deal with sensitive data]</text:p>
          </table:table-cell>
          <table:table-cell table:style-name="ce9" office:value-type="string" calcext:value-type="string">
            <text:p>Is there a learning objective you think is missing already? What is it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4-11-11T09:04:51.08" calcext:value-type="date">
            <text:p>11/11/2024 9:04: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3" office:value-type="date" office:date-value="2024-11-11T09:05:03.122" calcext:value-type="date">
            <text:p>11/11/2024 9:05:0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2" office:value-type="date" office:date-value="2024-11-11T09:05:03.946" calcext:value-type="date">
            <text:p>11/11/2024 9:05: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3" office:value-type="date" office:date-value="2024-11-11T09:05:15.485" calcext:value-type="date">
            <text:p>11/11/2024 9:05: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4" office:value-type="date" office:date-value="2024-11-11T09:06:00.156" calcext:value-type="date">
            <text:p>11/11/2024 9:06:0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Installation of packages on Bianca (without internet connection)</text:p>
          </table:table-cell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N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